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h text:style-name="Title">To Daniel</text:h>
      <text:p text:style-name="Text_20_body">There are more modern ideals of beauty<text:line-break/>than yours, young padawan. Jessica has<text:line-break/>some assets, that I'll give you easily,<text:line-break/>but in my women I prefer pizzazz.</text:p>
      <text:p text:style-name="Text_20_body">I don't want to bring you down, or make you think<text:line-break/>that your perfected woman isn't so.<text:line-break/>It's just that, like Adam said, 2006<text:line-break/>has come and gone. What did she do</text:p>
      <text:p text:style-name="Text_20_body">in that year anyway? IMDB<text:line-break/>has, surprisingly, none, though in '05<text:line-break/>she's in four titles. <text:span text:style-name="T1">Sin</text:span><text:span text:style-name="T2"> </text:span><text:span text:style-name="T3">City</text:span><text:line-break/>I've never seen, although from many I've</text:p>
      <text:p text:style-name="Text_20_body">heard it's good. But it's still irrelevant---<text:line-break/>no matter how comely, she lacks tal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o Daniel</dc:title>
  </office:meta>
</office:document-meta>
</file>